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#c0c0c0" fo:padding="0.097cm" fo:border="0.05pt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c0c0c0" fo:padding="0.097cm" fo:border="0.05pt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ackground-color="#c0c0c0" fo:padding="0.097cm" fo:border="0.05pt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able_20_Contents" style:list-style-name="L1"/>
    <style:style style:name="P12" style:family="paragraph" style:parent-style-name="Table_20_Contents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2">Projet Master 1/2 - Compte rendu de réunion</text:p>
            </table:table-cell>
          </table:table-row>
        </table:table-header-rows>
      </table:table>
      <text:p text:style-name="P3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5">N° Projet : 07</text:p>
              <text:p text:style-name="P5">Titre Projet : Robocode</text:p>
              <text:p text:style-name="P5">Nom Etudiants : Stamboule, Rovelli, Crepin, Colombeau</text:p>
              <text:p text:style-name="P5"/>
              <text:p text:style-name="P5">Date de réunion (obligatoire) : 21/05/2013</text:p>
              <text:p text:style-name="P5">Personnes présentes (obligatoire) : Ludovic Bonnefoy Stamboule Rovelli Crepin</text:p>
              <text:p text:style-name="P5">Colombeau</text:p>
            </table:table-cell>
          </table:table-row>
        </table:table-header-rows>
      </table:table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P6">Points abordés:</text:p>
              <text:p text:style-name="P6"/>
              <text:p text:style-name="P9">Lors de cette réunion, nous avons discuté du plan et du contenu détaillé du rapport final.</text:p>
              <text:p text:style-name="P9">Nous avons parlé de l'ensemble des problèmes rencontrés concernant l'ensemble du projet.</text:p>
              <text:p text:style-name="P9">Enfin, nous avons discuté de l'organisation de la soutenance oral du 27 mai et de son contenu qu'il est important de mettre en avant.</text:p>
              <text:p text:style-name="P9">Nous avons également décider de prendre rendez-vous avec Ludovic afin de nous exercer au travail oral de la soutenance finale.</text:p>
              <text:p text:style-name="Text_20_body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</table:table-cell>
          </table:table-row>
        </table:table-header-rows>
        <table:table-row>
          <table:table-cell table:style-name="Tableau3.A2" office:value-type="string">
            <text:p text:style-name="P6"/>
          </table:table-cell>
        </table:table-row>
      </table:table>
      <table:table table:name="Tableau4" table:style-name="Tableau4">
        <table:table-column table:style-name="Tableau4.A"/>
        <table:table-header-rows>
          <table:table-row>
            <table:table-cell table:style-name="Tableau4.A1" office:value-type="string">
              <text:p text:style-name="P2">Projet Master 1/2 - Compte rendu de réunion</text:p>
            </table:table-cell>
          </table:table-row>
        </table:table-header-rows>
      </table:table>
      <text:p text:style-name="Standard"/>
      <table:table table:name="Tableau5" table:style-name="Tableau5">
        <table:table-column table:style-name="Tableau5.A"/>
        <table:table-header-rows>
          <text:soft-page-break/>
          <table:table-row>
            <table:table-cell table:style-name="Tableau5.A1" office:value-type="string">
              <text:p text:style-name="P4">Travail réalisé:</text:p>
              <text:p text:style-name="Table_20_Contents"/>
              <text:list xml:id="list7384275921" text:style-name="L1">
                <text:list-item>
                  <text:p text:style-name="P11">Rédaction du rapport final</text:p>
                </text:list-item>
                <text:list-item>
                  <text:p text:style-name="P11">Correction de plusieurs bogues pour chaque partie respective</text:p>
                </text:list-item>
                <text:list-item>
                  <text:p text:style-name="P11">Changement de stratégie pour l'esquive (utilisation de la stratégie stop and go)</text:p>
                </text:list-item>
                <text:list-item>
                  <text:p text:style-name="P11">Réalisation de plusieurs testes de configuration de reseau de neurones</text:p>
                  <text:p text:style-name="P11"/>
                </text:list-item>
              </text:list>
              <text:p text:style-name="Table_20_Contents"/>
              <text:p text:style-name="Table_20_Contents"><text:s/>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5.A2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4"/>
          </table:table-cell>
        </table:table-row>
      </table:table>
      <text:p text:style-name="Standard"/>
      <table:table table:name="Tableau6" table:style-name="Tableau6">
        <table:table-column table:style-name="Tableau6.A"/>
        <table:table-header-rows>
          <table:table-row>
            <table:table-cell table:style-name="Tableau6.A1" office:value-type="string">
              <text:p text:style-name="P4">Travail à réaliser:</text:p>
              <text:p text:style-name="Table_20_Contents"/>
              <text:list xml:id="list310155952" text:style-name="L2">
                <text:list-item>
                  <text:p text:style-name="P12">Finition du rapport final</text:p>
                </text:list-item>
                <text:list-item>
                  <text:p text:style-name="P12">Récupération de données afin d'illustrer les résultats de nos tests</text:p>
                </text:list-item>
                <text:list-item>
                  <text:p text:style-name="P12">Préparation de la soutenance orale</text:p>
                </text:list-item>
              </text:list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6.A2" office:value-type="string">
            <text:p text:style-name="P4"/>
          </table:table-cell>
        </table:table-row>
      </table:table>
      <text:p text:style-name="Standard"/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P4">Date prochaine réunion:</text:p>
              <text:p text:style-name="Table_20_Contents"/>
            </table:table-cell>
          </table:table-row>
        </table:table-header-rows>
      </table:table>
      <table:table table:name="Tableau8" table:style-name="Tableau8">
        <table:table-column table:style-name="Tableau8.A"/>
        <table:table-header-rows>
          <table:table-row>
            <table:table-cell table:style-name="Tableau8.A1" office:value-type="string">
              <text:p text:style-name="Table_20_Contents"/>
            </table:table-cell>
          </table:table-row>
        </table:table-header-rows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rinne Fredouille</meta:initial-creator>
    <meta:creation-date>2006-09-01T15:41:08</meta:creation-date>
    <dc:date>2013-05-24T15:10:47</dc:date>
    <dc:language>fr-FR</dc:language>
    <meta:editing-cycles>17</meta:editing-cycles>
    <meta:editing-duration>PT1H32M55S</meta:editing-duration>
    <dc:creator>Stamboul Sofiane</dc:creator>
    <meta:document-statistic meta:table-count="8" meta:image-count="0" meta:object-count="0" meta:page-count="2" meta:paragraph-count="25" meta:word-count="190" meta:character-count="1185" meta:non-whitespace-character-count="1025"/>
    <meta:user-defined meta:name="Info 1"/>
    <meta:user-defined meta:name="Info 2"/>
    <meta:user-defined meta:name="Info 3"/>
    <meta:user-defined meta:name="Info 4"/>
  </office:meta>
</office:document-meta>
</file>